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2">
            <text:p>12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 office:value-type="string">
            <text:p>2023-04-19_07-38-03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 office:value-type="string">
            <text:p>2023-04-19_02-35-45_000.jpg</text:p>
          </table:table-cell>
          <table:table-cell table:style-name="ce26" office:value-type="string">
            <text:p>:m :PHOTO 寝た時刻 / 2023 / オナニー、未了、duration=40時間ぐらい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4-18_21-30-5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 office:value-type="string">
            <text:p>2023-04-19_13-43-11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04-18_20-53-43_000.jpg</text:p>
          </table:table-cell>
          <table:table-cell table:style-name="ce26" office:value-type="string">
            <text:p>:PHOTO 記録 / subject=計量：重さ / location=台所 / content=計量カップ：金属製,fo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 / subject=計量：重さ / location=台所 / content=計量カップ：金属製,for=~,other=~">
            <text:p>:PHOTO 記録 / subject=計量：重さ / location=台所 / content=計量カップ：金属製,for=~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4-19_07-47-32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9];CONCATENATE([.C9];&quot; / &quot;;[.E7]))" office:value-type="string" office:string-value=":m #*# RES / JVEMV6 64#271_shuudatsu_galeano / 『収奪された大地』 著者=ガレアーノ,校注=~ / p.46 / w=~,topic=~,publisher=~,other=calc+:失業率；文盲率">
            <text:p>:m #*# RES / JVEMV6 64#271_shuudatsu_galeano / 『収奪された大地』 著者=ガレアーノ,校注=~ / p.46 / w=~,topic=~,publisher=~,other=calc+:失業率；文盲率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4-19_09-58-15_000.jpg</text:p>
          </table:table-cell>
          <table:table-cell table:style-name="ce26" office:value-type="string">
            <text:p>:m #*# RES / JVEMV6 64#272_3_teishi_fujita / 『水戸学』「丁巳封事」 著者=~,校注=~ / p.451 / w=~,topic=~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#*# RES / JVEMV6 64#272_3_teishi_fujita / 『水戸学』「丁巳封事」 著者=~,校注=~ / p.451 / w=~,topic=~,publisher=~,other=~">
            <text:p>:m #*# RES / JVEMV6 64#272_3_teishi_fujita / 『水戸学』「丁巳封事」 著者=~,校注=~ / p.451 / w=~,topic=~,publisher=~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3-04-19_12-04-57_000.jpg</text:p>
          </table:table-cell>
          <table:table-cell table:style-name="ce26" office:value-type="string">
            <text:p>:m #*# RES / JVEMV6 64#271_shuudatsu_galeano / 『収奪された大地』 著者=ガレアーノ,校注=~ / p.46 / w=~,topic=~,publisher=~,other=calc+:失業率；文盲率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#*# RES / JVEMV6 64#271_shuudatsu_galeano / 『収奪された大地』 著者=ガレアーノ,校注=~ / p.46 / w=~,topic=~,publisher=~,other=calc+:失業率；文盲率">
            <text:p>:m #*# RES / JVEMV6 64#271_shuudatsu_galeano / 『収奪された大地』 著者=ガレアーノ,校注=~ / p.46 / w=~,topic=~,publisher=~,other=calc+:失業率；文盲率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3-04-19_15-01-51_000.jpg</text:p>
          </table:table-cell>
          <table:table-cell table:style-name="ce26" office:value-type="string">
            <text:p>:m #*# RES / free / res-id=APPK(nowa) / theme=北朝鮮：安保理決議 / genre=~,content=resolution:2397;resolution:1695;,w=~ / session-number=~ / doc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#*# RES / free / res-id=APPK(nowa) / theme=北朝鮮：安保理決議 / genre=~,content=resolution:2397;resolution:1695;,w=~ / session-number=~ / doc=~,other=~">
            <text:p>:m #*# RES / free / res-id=APPK(nowa) / theme=北朝鮮：安保理決議 / genre=~,content=resolution:2397;resolution:1695;,w=~ / session-number=~ / doc=~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 office:value-type="string">
            <text:p>2023-04-19_15-22-14_000.jpg</text:p>
          </table:table-cell>
          <table:table-cell table:style-name="ce26" office:value-type="string">
            <text:p>:m #*# RES / free# S87DP9 記事読み / id=E8ZF(browser=yan) / media=ei / theme=イスラエル；欧州連合；パレスチナ,content=~,w=~ / genre=~ /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8" office:value-type="string">
            <text:p>2023-04-19_16-53-45_000.jpg</text:p>
          </table:table-cell>
          <table:table-cell table:style-name="ce26" office:value-type="string">
            <text:p>:m 1*1 RES / JVEMV6 64#238_maeno / 『微粒子から探る物性七変化』 著者=前野昌弘,校注=~ / p.97 / w=焼結；アルミナ；ナトリウムランプ；活性炭,topic=物性,publisher=~,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1*1 RES / JVEMV6 64#238_maeno / 『微粒子から探る物性七変化』 著者=前野昌弘,校注=~ / p.97 / w=焼結；アルミナ；ナトリウムランプ；活性炭,topic=物性,publisher=~,other=">
            <text:p>:m 1*1 RES / JVEMV6 64#238_maeno / 『微粒子から探る物性七変化』 著者=前野昌弘,校注=~ / p.97 / w=焼結；アルミナ；ナトリウムランプ；活性炭,topic=物性,publisher=~,other=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3-04-19_17-50-51_000.jpg</text:p>
          </table:table-cell>
          <table:table-cell table:style-name="ce26" office:value-type="string">
            <text:p>:m #*# RES / JVEMV6 64#270_mushuukyoo_koishikawa / 『日本人は本当に無宗教なのか』 著者=礫川全次,校注=~ / p.32 / w=~,topic=キリスト教：弾圧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#*# RES / JVEMV6 64#270_mushuukyoo_koishikawa / 『日本人は本当に無宗教なのか』 著者=礫川全次,校注=~ / p.32 / w=~,topic=キリスト教：弾圧,publisher=~,other=~">
            <text:p>:m #*# RES / JVEMV6 64#270_mushuukyoo_koishikawa / 『日本人は本当に無宗教なのか』 著者=礫川全次,校注=~ / p.32 / w=~,topic=キリスト教：弾圧,publisher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9">2023/04/19</text:date>, <text:time>21:59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19T21:59:15.67</dc:date>
    <dc:creator>iwabuchi ken</dc:creator>
    <meta:editing-duration>P55DT19H7M2S</meta:editing-duration>
    <meta:editing-cycles>18185</meta:editing-cycles>
    <meta:document-statistic meta:table-count="2" meta:cell-count="923" meta:object-count="0"/>
    <meta:user-defined meta:name="qrichtext">1</meta:user-defined>
  </office:meta>
</office:document-meta>
</file>